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158c" officeooo:paragraph-rsid="000615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S TO SURVEYMONKEY DATA</text:p>
      <text:p text:style-name="P1"><text:a xlink:type="simple" xlink:href="https://www.surveymonkey.com/r/psy441survey1" text:style-name="Internet_20_link" text:visited-style-name="Visited_20_Internet_20_Link"/></text:p>
      <text:p text:style-name="P1"><text:a xlink:type="simple" xlink:href="https://www.surveymonkey.com/r/psy441survey1" text:style-name="Internet_20_link" text:visited-style-name="Visited_20_Internet_20_Link"/></text:p>
      <text:p text:style-name="P1"><text:a xlink:type="simple" xlink:href="https://www.surveymonkey.com/r/psy441survey1" text:style-name="Internet_20_link" text:visited-style-name="Visited_20_Internet_20_Link">https://www.surveymonkey.com/r/psy441survey1</text:a></text:p>
      <text:p text:style-name="P1"/>
      <text:p text:style-name="P1"><text:a xlink:type="simple" xlink:href="https://www.surveymonkey.com/r/PSY441Survey2" text:style-name="Internet_20_link" text:visited-style-name="Visited_20_Internet_20_Link">https://www.surveymonkey.com/r/PSY441Survey2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05:38:24.292000000</meta:creation-date>
    <dc:date>2016-06-05T05:40:21.329000000</dc:date>
    <meta:editing-duration>PT1M57S</meta:editing-duration>
    <meta:editing-cycles>1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3" meta:word-count="6" meta:character-count="114" meta:non-whitespace-character-count="111"/>
  </office:meta>
</office:document-meta>
</file>